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5f40" officeooo:paragraph-rsid="00065f40"/>
    </style:style>
    <style:style style:name="P2" style:family="paragraph" style:parent-style-name="Standard">
      <style:text-properties officeooo:rsid="0007fc64" officeooo:paragraph-rsid="0007fc64"/>
    </style:style>
    <style:style style:name="P3" style:family="paragraph" style:parent-style-name="Standard">
      <style:text-properties style:text-underline-style="solid" style:text-underline-width="auto" style:text-underline-color="font-color" fo:font-weight="bold" officeooo:rsid="0008b5c1" officeooo:paragraph-rsid="0008b5c1" style:font-weight-asian="bold" style:font-weight-complex="bold"/>
    </style:style>
    <style:style style:name="P4" style:family="paragraph" style:parent-style-name="Standard">
      <style:text-properties officeooo:rsid="0008b5c1" officeooo:paragraph-rsid="0008b5c1"/>
    </style:style>
    <style:style style:name="P5" style:family="paragraph" style:parent-style-name="Text_20_body">
      <style:text-properties officeooo:rsid="000d7efe" officeooo:paragraph-rsid="000d7efe"/>
    </style:style>
    <style:style style:name="P6" style:family="paragraph" style:parent-style-name="Text_20_body">
      <style:paragraph-properties fo:margin-left="0cm" fo:margin-right="0cm" fo:text-indent="0cm" style:auto-text-indent="false"/>
      <style:text-properties officeooo:rsid="000d7efe"/>
    </style:style>
    <style:style style:name="P7" style:family="paragraph" style:parent-style-name="Standard">
      <style:text-properties officeooo:rsid="000d7efe" officeooo:paragraph-rsid="000d7efe"/>
    </style:style>
    <style:style style:name="P8" style:family="paragraph" style:parent-style-name="Text_20_body">
      <style:text-properties officeooo:rsid="0008b5c1" officeooo:paragraph-rsid="0008b5c1"/>
    </style:style>
    <style:style style:name="P9" style:family="paragraph" style:parent-style-name="Text_20_body">
      <style:paragraph-properties fo:margin-left="0cm" fo:margin-right="0cm" fo:text-indent="0cm" style:auto-text-indent="false"/>
      <style:text-properties officeooo:rsid="0008b5c1"/>
    </style:style>
    <style:style style:name="P10" style:family="paragraph" style:parent-style-name="Text_20_body">
      <style:text-properties style:text-underline-style="none" fo:font-weight="normal" officeooo:rsid="0008b5c1" officeooo:paragraph-rsid="0008b5c1" style:font-weight-asian="normal" style:font-weight-complex="normal"/>
    </style:style>
    <style:style style:name="P11" style:family="paragraph" style:parent-style-name="Standard">
      <style:text-properties style:text-underline-style="none" fo:font-weight="normal" officeooo:rsid="0008b5c1" officeooo:paragraph-rsid="0008b5c1"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09f15f" officeooo:paragraph-rsid="0009f15f" style:font-weight-asian="bold" style:font-weight-complex="bold"/>
    </style:style>
    <style:style style:name="P13" style:family="paragraph" style:parent-style-name="Text_20_body">
      <style:text-properties officeooo:rsid="0009f15f" officeooo:paragraph-rsid="0009f15f"/>
    </style:style>
    <style:style style:name="P14" style:family="paragraph" style:parent-style-name="Text_20_body">
      <style:paragraph-properties fo:margin-left="0cm" fo:margin-right="0cm" fo:text-indent="0cm" style:auto-text-indent="false"/>
      <style:text-properties officeooo:rsid="0009f15f"/>
    </style:style>
    <style:style style:name="P15" style:family="paragraph" style:parent-style-name="Standard">
      <style:text-properties style:text-underline-style="none" fo:font-weight="normal" officeooo:rsid="0009f15f" officeooo:paragraph-rsid="0009f15f" style:font-weight-asian="normal" style:font-weight-complex="normal"/>
    </style:style>
    <style:style style:name="P16" style:family="paragraph" style:parent-style-name="Standard">
      <style:text-properties officeooo:rsid="0009f15f" officeooo:paragraph-rsid="0009f15f"/>
    </style:style>
    <style:style style:name="P17" style:family="paragraph" style:parent-style-name="Standard">
      <style:text-properties style:text-underline-style="solid" style:text-underline-width="auto" style:text-underline-color="font-color" fo:font-weight="bold" officeooo:paragraph-rsid="0009f15f" style:font-weight-asian="bold" style:font-weight-complex="bold"/>
    </style:style>
    <style:style style:name="P18" style:family="paragraph" style:parent-style-name="Standard">
      <style:text-properties officeooo:paragraph-rsid="0009f15f"/>
    </style:style>
    <style:style style:name="P19" style:family="paragraph" style:parent-style-name="Text_20_body" style:list-style-name="L1">
      <style:paragraph-properties fo:margin-left="0cm" fo:margin-right="0cm" fo:text-indent="0cm" style:auto-text-indent="false"/>
      <style:text-properties officeooo:rsid="0009f15f"/>
    </style:style>
    <style:style style:name="P20" style:family="paragraph" style:parent-style-name="Text_20_body" style:list-style-name="L1">
      <style:paragraph-properties fo:margin-left="0cm" fo:margin-right="0cm" fo:text-align="start" style:justify-single-word="false" fo:text-indent="0cm" style:auto-text-indent="false"/>
      <style:text-properties officeooo:rsid="0009f15f"/>
    </style:style>
    <style:style style:name="P21" style:family="paragraph" style:parent-style-name="Text_20_body">
      <style:paragraph-properties fo:margin-left="0cm" fo:margin-right="0cm" fo:text-align="start" style:justify-single-word="false" fo:text-indent="0cm" style:auto-text-indent="false"/>
      <style:text-properties officeooo:rsid="0009f15f"/>
    </style:style>
    <style:style style:name="P22" style:family="paragraph" style:parent-style-name="Text_20_body">
      <style:paragraph-properties fo:margin-left="0cm" fo:margin-right="0cm" fo:text-align="start" style:justify-single-word="false" fo:text-indent="0cm" style:auto-text-indent="false"/>
      <style:text-properties officeooo:rsid="0009f15f" officeooo:paragraph-rsid="00150d29"/>
    </style:style>
    <style:style style:name="T1" style:family="text">
      <style:text-properties officeooo:rsid="0008590c"/>
    </style:style>
    <style:style style:name="T2" style:family="text">
      <style:text-properties officeooo:rsid="0008b5c1"/>
    </style:style>
    <style:style style:name="T3" style:family="text">
      <style:text-properties officeooo:rsid="000e3bcd"/>
    </style:style>
    <style:style style:name="T4" style:family="text">
      <style:text-properties officeooo:rsid="000f28ab"/>
    </style:style>
    <style:style style:name="T5" style:family="text">
      <style:text-properties officeooo:rsid="000fff1e"/>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c13f1"/>
    </style:style>
    <style:style style:name="T8" style:family="text">
      <style:text-properties officeooo:rsid="0009f15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ionner tout les tenracs qui ont un titre</text:p>
      <text:p text:style-name="P1"/>
      <text:p text:style-name="P1">nom, prenoms, avis tenrac laissé sur le repas de libelle « <text:span text:style-name="T1">Tenrac Royal</text:span> » <text:span text:style-name="T1">(15 tuples)</text:span></text:p>
      <text:p text:style-name="P1"/>
      <text:p text:style-name="P1">libelle de tout les repas qui ont une note moyenne superieure <text:span text:style-name="T2">ou égale à 4</text:span> <text:span text:style-name="T1">(</text:span><text:span text:style-name="T2">8</text:span><text:span text:style-name="T1"> tuples)</text:span></text:p>
      <text:p text:style-name="P1"/>
      <text:p text:style-name="P1">tous les tenracs qui ont entrenu une machine <text:span text:style-name="T1">(21 tuples)</text:span></text:p>
      <text:p text:style-name="P1"/>
      <text:p text:style-name="P1">reunion qui a accueilli tout les tenracs <text:span text:style-name="T1">(4 tuples)</text:span></text:p>
      <text:p text:style-name="P1"/>
      <text:p text:style-name="P1">tenracs ayant participés à toutes les réunions <text:span text:style-name="T1">(7 tuples)</text:span></text:p>
      <text:p text:style-name="P1"/>
      <text:p text:style-name="P1">titre des tenracs ayant organisé plus de 2 réunions <text:span text:style-name="T1">(8 tuples)</text:span></text:p>
      <text:p text:style-name="P1"/>
      <text:p text:style-name="P1">desserts constitués d’aliments ne contenant pas d’allergènes <text:span text:style-name="T1">(9 tuples)</text:span></text:p>
      <text:p text:style-name="P1"/>
      <text:p text:style-name="P1">toutes les réunions qui ont eu lieu en 2022 dans lesquelles aucun dessert n’a été servi <text:span text:style-name="T1">(4 tuples)</text:span></text:p>
      <text:p text:style-name="P1"/>
      <text:p text:style-name="P1">clubs rattachés directement à l’ordre des tenracs (en gros tout les fils direct de l’ordre des tenracs dans la hierarchie) <text:span text:style-name="T1">(16 tuples)</text:span></text:p>
      <text:p text:style-name="P1"/>
      <text:p text:style-name="P1">Les aliments qui heurtent toutes les croyances possibles <text:span text:style-name="T1">(1 tuple)</text:span></text:p>
      <text:p text:style-name="P1"/>
      <text:p text:style-name="P1">Toutes les machines (nom, modèle) qui ont été entretenues par « Thomas Nguyen » pendant tout le mois d’avril 2025 <text:span text:style-name="T1">(2 tuples)</text:span></text:p>
      <text:p text:style-name="P1"/>
      <text:p text:style-name="P1">afficher la hierarchie complète des clubs <text:span text:style-name="T1">(20 tuples)</text:span></text:p>
      <text:p text:style-name="P1"/>
      <text:p text:style-name="P1">Les entrées, sans allergènes, qui ont étés servies dans la même réunion qu’un plat contenant de la sauce barbecue <text:span text:style-name="T1">(2 tuples)</text:span></text:p>
      <text:p text:style-name="P1"/>
      <text:p text:style-name="P2">Les tenracs ayant participés à toutes les reunions organisées par « Daphnée Gouin » <text:span text:style-name="T1">(1</text:span><text:span text:style-name="T2">1</text:span><text:span text:style-name="T1"> tuples)</text:span></text:p>
      <text:p text:style-name="P2"/>
      <text:p text:style-name="P2">Les plats qui ont besoin d’une machine entretenue il y a moins de 6 mois. <text:span text:style-name="T1">(21 tuples)</text:span></text:p>
      <text:p text:style-name="P2"/>
      <text:p text:style-name="P2">Toutes les réunions où on été servis, précisément, une entrée, un plat et un dessert. <text:span text:style-name="T1">(6 tuples)</text:span></text:p>
      <text:p text:style-name="P2"/>
      <text:p text:style-name="P2">Toutes les réunions auxquelles « Jean Louis » n’aurait pas pu participer car chacun des repas contenait au moins un de ses allergènes/s’opposait à l’une de ses croyances. <text:span text:style-name="T1">(1 tup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diagramme baton → la moyenne d’age par club</text:p>
      <text:p text:style-name="P4"/>
      <text:p text:style-name="P5">L’utilisation d’un diagramme en bâtons pour représenter la moyenne d’âge par club est important dans la logique de gestion exigée par l’Ordre des tenracs, notamment avec les grades, dignités, ou encore les organismes. La moyenne d’âge <text:span text:style-name="T3">permet de savoir</text:span> <text:span text:style-name="T3">le</text:span> type de public que chaque club attire. Certains clubs peuvent rassembler des membres plus jeunes, tandis que d’autres <text:span text:style-name="T3">peuvent </text:span>regroupe<text:span text:style-name="T3">r</text:span> des tenracs plus âgés. Le diagramme en bâtons permet de visualiser immédiatement <text:span text:style-name="T3">les différences entre les différents clubs</text:span></text:p>
      <text:p text:style-name="P6">Cette information est <text:span text:style-name="T3">aussi</text:span> utile pour adapter les repas proposés lors des réunions <text:span text:style-name="T3">car par exemple</text:span> un club plus jeune pourrait apprécier des plats <text:span text:style-name="T3">différents que des clubs plus âgés. </text:span>En visualisant ces moyennes d’âge grâce au diagramme en bâtons, l’Ordre peut adapter les menus de manière pertinente, tout en tenant compte des contraintes liées aux allergies, aux croyances ou aux convictions personnelles des membres.</text:p>
      <text:p text:style-name="P6">Ainsi, le diagramme en bâtons <text:span text:style-name="T3">permet d’analyser </text:span><text:span text:style-name="T4">l</text:span>a lisibilité, <text:span text:style-name="T4">l</text:span>a simplicité et <text:span text:style-name="T4">l</text:span>a capacité à mettre en évidence les écarts entre clubs en font un support idéal pour guider les décisions de l’Ordre, qu’il s’agisse de planification, d’organisation ou d’adaptation des activités.</text:p>
      <text:p text:style-name="P7"/>
      <text:p text:style-name="P3"/>
      <text:p text:style-name="P3">diagramme boite : comparaison de toutes les notes des reunions ou le plat du repas contenait des légumes, et celles c’etait pas le cas (les <text:span text:style-name="T4">n</text:span>otes sans légumes sont hautes mais assez proches, les notes avec légumes sont soit très basses, soit très haute. La moyenne sans légume reste nettement supérieure, on verra ce que ça donne avec les quartiles).</text:p>
      <text:p text:style-name="P3"/>
      <text:p text:style-name="P4"/>
      <text:p text:style-name="P8">L’utilisation d’un diagramme en boîte pour comparer les notes des réunions selon la présence ou non de légumes dans les plats permet de mettre en évidence la variabilité et la distribution des appréciations des tenracs. le boxplot <text:span text:style-name="T4">permet </text:span>une vision beaucoup plus fine de la dispersion des notes.</text:p>
      <text:p text:style-name="P9">Les notes attribuées aux réunions sans légumes <text:span text:style-name="T4">sont</text:span> globalement <text:span text:style-name="T4">assez</text:span> élevées et relativement homogènes. Le diagramme en boîte permet de visualiser cette homogénéité <text:span text:style-name="T4">en rajoutant notamment les quartiles et la médiane.</text:span></text:p>
      <text:p text:style-name="P9">À <text:span text:style-name="T4">contrario</text:span>, les notes des réunions où un légume a été intégré dans un plat présentent un <text:span text:style-name="T4">écart </text:span>beaucoup plus <text:span text:style-name="T4">visible </text:span>avec des notes soit très basses, soit très élevées, <text:span text:style-name="T4">ce qui rajoute de hétérogénéité.</text:span>Le <text:span text:style-name="T5">diagramme en boîte permet d’illustrer</text:span> l<text:span text:style-name="T5">es</text:span> notes très positives <text:span text:style-name="T5">ainsi que très</text:span> négatives.</text:p>
      <text:p text:style-name="P9"><text:span text:style-name="T5">Pour conclure,m</text:span>ême si la moyenne des notes sans légumes reste nettement supérieure, le diagramme en boîte invite à aller au-delà de cette simple comparaison. L’analyse des quartiles <text:span text:style-name="T5">et </text:span>des médianes permet de mieux comprendre <text:span text:style-name="T5">les </text:span>préférences des membres et <text:span text:style-name="T5">de savoir ce qu’il ne va pas</text:span></text:p>
      <text:p text:style-name="P4"/>
      <text:p text:style-name="P4"/>
      <text:p text:style-name="P4"/>
      <text:p text:style-name="P4"/>
      <text:p text:style-name="P4"/>
      <text:p text:style-name="P4"><text:soft-page-break/></text:p>
      <text:p text:style-name="P2"/>
      <text:p text:style-name="P4"><text:span text:style-name="T6">Nuage de points. (age, note) que des trucs avec des légumes</text:span>.</text:p>
      <text:p text:style-name="P4"/>
      <text:p text:style-name="P4"/>
      <text:p text:style-name="P9"><text:span text:style-name="T5">Le nuage de points</text:span> permet d’observer si certaines tranches d’âge réagissent différemment à la présence d’un légume dans un plat traditionnellement centré sur la raclette et ses déclinaisons classiques. Par exemple, il est possible que les membres plus jeunes se montrent plus ouverts à l’innovation culinaire et attribuent des notes plus élevées, tandis que les membres plus âgés, attachés aux traditions de l’Ordre, expriment un rejet plus marqué. À l’inverse, il peut aussi apparaître que les réactions extrêmes — très positives ou très négatives — se répartissent de manière homogène dans toutes les classes d’âge, ce qui indiquerait que la présence d’un légume provoque des réactions passionnées indépendamment de l’ancienneté ou du grade des tenracs.</text:p>
      <text:p text:style-name="P9">Le nuage de points permet également de repérer des comportements atypiques, comme un membre très âgé attribuant une note exceptionnellement haute, ou un membre très jeune donnant une note extrêmement basse. Ces points singuliers peuvent être révélateurs de préférences personnelles, de convictions alimentaires ou même de réactions liées à des allergies ou à des croyances, éléments qui doivent être scrupuleusement consignés selon les exigences du projet. Contrairement à un diagramme en boîte, qui résume la distribution, le nuage de points montre la totalité des données et permet d’identifier précisément ces cas particuliers.</text:p>
      <text:p text:style-name="P9">Le nuage de points offre ainsi une compréhension plus nuancée et plus complète des réactions des membres, en révélant non seulement les tendances générales mais aussi la diversité des comportements individuels.</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iagramme circulaire tenrac par departement (faudrait prendre que les 2 premiers chiffres genre 13 ,69 etc</text:p>
      <text:p text:style-name="P3"/>
      <text:p text:style-name="P3"/>
      <text:p text:style-name="P10">Le diagramme circulaire permet d’observer si certains départements concentrent une part importante des tenracs ou si, au contraire, la répartition est relativement équilibrée sur l’ensemble du territoire. Par exemple, il est possible que quelques départements très actifs regroupent une proportion significative des membres, ce qui traduirait une forte implantation locale ou la présence de clubs particulièrement dynamiques. À l’inverse, il peut aussi apparaître que certains départements ne comptent qu’un nombre très réduit de tenracs, ce qui indiquerait soit une zone encore peu développée, soit un potentiel de croissance pour l’Ordre.</text:p>
      <text:p text:style-name="P9">Le diagramme circulaire permet également de repérer des situations atypiques, comme un département isolé regroupant une part étonnamment élevée de membres, ou au contraire un département très peu représenté malgré la présence d’un club officiel. Ces cas particuliers peuvent être révélateurs de dynamiques locales spécifiques, de différences dans l’organisation des clubs, ou même de facteurs externes influençant l’adhésion des tenracs. Contrairement à un tableau brut ou à un graphique linéaire, qui montrent des valeurs mais pas leur poids relatif, le diagramme circulaire met en évidence la proportion exacte de chaque département et permet d’identifier immédiatement ces anomalies.</text:p>
      <text:p text:style-name="P10"/>
      <text:p text:style-name="P11"/>
      <text:p text:style-name="P11"/>
      <text:p text:style-name="P3"/>
      <text:p text:style-name="P12">graphique (line graph) : <text:span text:style-name="T7">les machines entretenues chronologiquement </text:span></text:p>
      <text:p text:style-name="P12"/>
      <text:p text:style-name="P12"/>
      <text:p text:style-name="P13">Le graphique linéaire permet d’observer si l’entretien des machines suit une dynamique régulière ou s’il existe des périodes où l’activité augmente ou diminue de manière significative. Par exemple, il est possible que certains clubs effectuent leurs entretiens de manière très constante, avec un rythme stable dans le temps, tandis que d’autres connaissent des pics soudains d’activité, souvent liés à l’organisation d’événements importants ou à des inspections de l’Ordre. À l’inverse, il peut aussi apparaître que certaines machines restent longtemps sans entretien, ce qui peut signaler un manque de tenracs qualifiés — notamment ceux ayant la dignité de Maître — ou une mauvaise gestion interne des équipements.</text:p>
      <text:p text:style-name="P14">Le graphique linéaire permet également de repérer des comportements atypiques, comme une machine entretenue plusieurs fois en très peu de temps, ou au contraire une machine restée exceptionnellement longtemps sans intervention. Ces points singuliers peuvent être révélateurs d’un dysfonctionnement, d’une utilisation intensive, ou encore d’un problème d’organisation au sein d’un club. Contrairement à un diagramme circulaire ou à un simple tableau, qui donnent une vision statique, le graphique linéaire montre l’évolution complète dans le temps et permet d’identifier précisément ces situations particulières.</text:p>
      <text:p text:style-name="P14">Le graphique linéaire offre ainsi une compréhension plus nuancée et plus complète de la gestion des machines, en révélant non seulement les tendances générales mais aussi la diversité des comportements d’entretien entre les clubs. Il met en lumière la régularité, les anomalies, les <text:soft-page-break/>périodes critiques et les besoins potentiels en renforts, ce qui en fait un outil essentiel pour garantir la conformité et la sécurité des équipements utilisés lors des repas de tenracs.</text:p>
      <text:p text:style-name="P13"/>
      <text:p text:style-name="P15"/>
      <text:p text:style-name="P16"/>
      <text:p text:style-name="P16"/>
      <text:p text:style-name="P17"><text:span text:style-name="T8">radar graph : </text:span>Tu peux créer un radar graph pour comparer plusieurs plats ou repas selon :</text:p>
      <text:p text:style-name="P18"/>
      <text:list text:style-name="L1">
        <text:list-header>
          <text:p text:style-name="P19"/>
          <text:p text:style-name="P20"/>
        </text:list-header>
      </text:list>
      <text:p text:style-name="P21"/>
      <text:p text:style-name="P21"/>
      <text:p text:style-name="P22">Le radar graph permet d’observer si certains plats se distinguent nettement des autres en fonction de leurs caractéristiques culinaires et structurelles. Par exemple, il est possible qu’un repas très élaboré, comportant de nombreux ingrédients et plusieurs sauces, présente une empreinte graphique beaucoup plus étendue, tandis qu’un plat plus simple, centré sur la raclette traditionnelle, affiche un profil beaucoup plus resserré. À l’inverse, il peut aussi apparaître que certains plats très différents en apparence partagent pourtant des caractéristiques communes, comme un nombre similaire d’aliments ou une absence totale de légumes, ce qui indiquerait que leur complexité perçue ne reflète pas nécessairement leur composition réelle.</text:p>
      <text:p text:style-name="P14">Le radar graph permet également de repérer des plats atypiques, comme un repas comportant un nombre exceptionnellement élevé d’allergènes potentiels, ou au contraire un plat très minimaliste ne comprenant qu’un seul constituant. Ces profils singuliers peuvent être révélateurs d’une volonté d’innovation, d’une adaptation à des contraintes alimentaires spécifiques, ou même d’un événement particulier où un légume — rare dans la tradition tenrac — a été intégré. Contrairement à un diagramme en barres ou à un tableau comparatif, qui isolent chaque critère, le radar graph montre l’ensemble des dimensions simultanément et permet d’identifier précisément ces cas particuliers.</text:p>
      <text:p text:style-name="P14">Le radar graph offre ainsi une compréhension plus nuancée et plus complète des différences entre les plats, en révélant non seulement les tendances générales mais aussi la diversité des compositions culinaires. Il met en lumière les repas très équilibrés, ceux qui sont fortement orientés vers un type d’ingrédient, ceux qui comportent un risque allergène élevé, ou encore ceux qui se démarquent par leur structure (entrée, plat, dessert). Cette représentation globale permet d’apprécier d’un seul regard la richesse et la variété des repas proposés aux tenracs.</text:p>
      <text:p text:style-name="P14"/>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3T10:52:21.331080800</meta:creation-date>
    <dc:date>2026-03-24T17:12:18.252869500</dc:date>
    <meta:editing-duration>PT2H55M16S</meta:editing-duration>
    <meta:editing-cycles>11</meta:editing-cycles>
    <meta:generator>LibreOffice/25.2.7.2$Windows_X86_64 LibreOffice_project/5cbfd1ab6520636bb5f7b99185aa69bd7456825d</meta:generator>
    <meta:document-statistic meta:table-count="0" meta:image-count="0" meta:object-count="0" meta:page-count="5" meta:paragraph-count="44" meta:word-count="1714" meta:character-count="11279" meta:non-whitespace-character-count="9602"/>
  </office:meta>
</office:document-meta>
</file>